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</text:p>
          </table:table-cell>
          <table:table-cell table:style-name="ce0" office:value-type="string">
            <text:p>Map293</text:p>
          </table:table-cell>
          <table:table-cell table:style-name="ce0"/>
          <table:table-cell table:style-name="ce0" office:value-type="string">
            <text:p>*sniff*...</text:p>
          </table:table-cell>
          <table:table-cell table:number-columns-repeated="1020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h-What should I do...?)</text:p>
          </table:table-cell>
          <table:table-cell table:number-columns-repeated="1020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/////</text:p>
          </table:table-cell>
          <table:table-cell table:style-name="ce0" office:value-type="string">
            <text:p>Chat - L5 B Hime</text:p>
          </table:table-cell>
          <table:table-cell table:style-name="ce0"/>
          <table:table-cell table:style-name="ce0" office:value-type="string">
            <text:p>...... /////</text:p>
          </table:table-cell>
          <table:table-cell table:number-columns-repeated="1020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